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" svg:font-family="" style:font-family-generic="roman"/>
    <style:font-face style:name="Liberation Mono" svg:font-family="'Liberation Mono'" style:font-family-generic="modern" style:font-pitch="fixed"/>
    <style:font-face style:name="Microstyle Bold Extended ATT" svg:font-family="'Microstyle Bold Extended ATT'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style:text-autospace="none"/>
      <style:text-properties style:font-name="Courier New" fo:font-size="10.5pt" style:font-name-asian="Courier New" style:font-size-asian="10.5pt" style:font-name-complex="Courier New" style:font-size-complex="10.5pt"/>
    </style:style>
    <style:style style:name="P2" style:family="paragraph">
      <loext:graphic-properties draw:fill="none" draw:fill-color="#ffffff"/>
      <style:text-properties style:font-name="Microstyle Bold Extended ATT" fo:font-size="11pt" fo:font-weight="bold" style:font-size-asian="11pt" style:font-weight-asian="bold" style:font-size-complex="11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style:text-autospace="none"/>
      <style:text-properties style:font-name="Courier New" fo:font-size="10.5pt" fo:font-weight="bold" style:font-name-asian="Courier New" style:font-size-asian="10.5pt" style:font-weight-asian="bold" style:font-name-complex="Courier New" style:font-size-complex="10.5pt" style:font-weight-complex="bold"/>
    </style:style>
    <style:style style:name="P5" style:family="paragraph">
      <style:text-properties style:font-name="F" fo:font-size="12pt"/>
    </style:style>
    <style:style style:name="T1" style:family="text">
      <style:text-properties style:font-name="Microstyle Bold Extended ATT" fo:font-size="12pt" style:text-underline-style="none" fo:font-weight="bold" style:font-name-asian="Courier New" style:font-size-asian="12pt" style:font-weight-asian="bold" style:font-name-complex="Courier New" style:font-size-complex="12pt" style:font-weight-complex="bold"/>
    </style:style>
    <style:style style:name="T2" style:family="text">
      <style:text-properties style:font-name="Microstyle Bold Extended ATT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Microstyle Bold Extended ATT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Microstyle Bold Extended ATT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" style:family="text">
      <style:text-properties style:font-name="Microstyle Bold Extended ATT" fo:font-size="11pt" style:text-underline-style="none" fo:font-weight="bold" style:font-size-asian="11pt" style:font-weight-asian="bold" style:font-size-complex="11pt" style:font-weight-complex="bold"/>
    </style:style>
    <style:style style:name="T6" style:family="text">
      <style:text-properties style:font-name="Microstyle Bold Extended ATT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Microstyle Bold Extended ATT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Microstyle Bold Extended ATT" fo:font-size="8pt" fo:font-weight="bold" style:font-name-asian="Courier New" style:font-size-asian="8pt" style:font-weight-asian="bold" style:font-name-complex="Courier New" style:font-size-complex="8pt" style:font-weight-complex="bold"/>
    </style:style>
    <style:style style:name="T9" style:family="text">
      <style:text-properties style:font-name="Microstyle Bold Extended ATT" fo:font-size="8pt" fo:font-style="italic" style:text-underline-style="solid" style:text-underline-width="auto" style:text-underline-color="font-color" fo:font-weight="bold" style:font-name-asian="Courier New" style:font-size-asian="8pt" style:font-style-asian="italic" style:font-weight-asian="bold" style:font-name-complex="Courier New" style:font-size-complex="8pt" style:font-style-complex="italic" style:font-weight-complex="bold"/>
    </style:style>
    <style:style style:name="gr1" style:family="graphic">
      <style:graphic-properties draw:stroke="solid" svg:stroke-color="#000000" draw:fill="none" draw:fill-color="#ffffff" fo:min-height="6.001cm" fo:padding-top="0.199cm" fo:padding-bottom="0.199cm" fo:padding-left="0.199cm" fo:padding-right="0.199cm" text:animation="none" text:animation-repeat="1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001cm" fo:padding-top="0.199cm" fo:padding-bottom="0.199cm" fo:padding-left="0.199cm" fo:padding-right="0.199cm" text:animation="none" text:animation-repeat="1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draw:textarea-vertical-align="top" fo:min-height="6.001cm" fo:padding-top="0.199cm" fo:padding-bottom="0.199cm" fo:padding-left="0.199cm" fo:padding-right="0.199cm" text:animation="none" text:animation-repeat="1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2" draw:style-name="gr3" draw:text-style-name="P2" svg:width="4.001cm" svg:height="6.4cm" svg:x="4.286cm" svg:y="-0.034cm"><draw:text-box><text:p><text:span text:style-name="T5"/></text:p><text:p text:style-name="P1"><text:span text:style-name="T1">Decrease threat level.</text:span></text:p><text:p><text:span text:style-name="T6">_________________</text:span></text:p><text:p><text:span text:style-name="T7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Decrease Threat Level by 1.</text:span></text:p></draw:text-box></draw:frame><draw:frame text:anchor-type="paragraph" draw:z-index="3" draw:style-name="gr3" draw:text-style-name="P2" svg:width="4.001cm" svg:height="6.4cm" svg:x="8.287cm" svg:y="-0.034cm"><draw:text-box><text:p><text:span text:style-name="T5"/></text:p><text:p text:style-name="P1"><text:span text:style-name="T1">Decrease threat level.</text:span></text:p><text:p><text:span text:style-name="T6">_________________</text:span></text:p><text:p><text:span text:style-name="T7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Decrease Threat Level by 1.</text:span></text:p></draw:text-box></draw:frame><draw:frame text:anchor-type="paragraph" draw:z-index="4" draw:style-name="gr3" draw:text-style-name="P2" svg:width="4.001cm" svg:height="6.4cm" svg:x="12.287cm" svg:y="-0.034cm"><draw:text-box><text:p><text:span text:style-name="T5"/></text:p><text:p text:style-name="P1"><text:span text:style-name="T1">Decrease threat level.</text:span></text:p><text:p><text:span text:style-name="T6">_________________</text:span></text:p><text:p><text:span text:style-name="T7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Decrease Threat Level by 1.</text:span></text:p></draw:text-box></draw:frame></text:p>
      <text:p text:style-name="Standard"/>
      <text:p text:style-name="Standard"/>
      <text:p text:style-name="Standard"/>
      <text:p text:style-name="Standard"><draw:frame text:anchor-type="paragraph" draw:z-index="1" draw:style-name="gr2" draw:text-style-name="P2" svg:width="4.001cm" svg:height="6.4cm" svg:x="0.284cm" svg:y="-1.981cm"><draw:text-box><text:p text:style-name="P3"><text:span text:style-name="T5"/></text:p><text:p text:style-name="P4"><text:span text:style-name="T1">Its getting hot.</text:span></text:p><text:p text:style-name="P3"><text:span text:style-name="T6">_________________</text:span></text:p><text:p text:style-name="P3"><text:span text:style-name="T7"/></text:p><text:p text:style-name="P4"><text:span text:style-name="T4"/></text:p><text:p text:style-name="P4"><text:span text:style-name="T4"/></text:p><text:p text:style-name="P4"><text:span text:style-name="T4"/></text:p><text:p text:style-name="P4"><text:span text:style-name="T4">Increase Threat Level by 1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" draw:style-name="gr3" draw:text-style-name="P2" svg:width="4.001cm" svg:height="6.4cm" svg:x="4.284cm" svg:y="0.037cm"><draw:text-box><text:p><text:span text:style-name="T5"/></text:p><text:p text:style-name="P1"><text:span text:style-name="T1">Decrease threat level.</text:span></text:p><text:p><text:span text:style-name="T6">_________________</text:span></text:p><text:p><text:span text:style-name="T7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Decrease Threat Level by 1.</text:span></text:p></draw:text-box></draw:frame><draw:frame text:anchor-type="paragraph" draw:z-index="6" draw:style-name="gr3" draw:text-style-name="P2" svg:width="4.001cm" svg:height="6.4cm" svg:x="8.285cm" svg:y="0.037cm"><draw:text-box><text:p><text:span text:style-name="T5"/></text:p><text:p text:style-name="P1"><text:span text:style-name="T1">Decrease threat level.</text:span></text:p><text:p><text:span text:style-name="T6">_________________</text:span></text:p><text:p><text:span text:style-name="T7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Decrease Threat Level by 1.</text:span></text:p></draw:text-box></draw:frame><draw:frame text:anchor-type="paragraph" draw:z-index="7" draw:style-name="gr3" draw:text-style-name="P2" svg:width="4.001cm" svg:height="6.4cm" svg:x="12.285cm" svg:y="0.037cm"><draw:text-box><text:p><text:span text:style-name="T5"/></text:p><text:p text:style-name="P1"><text:span text:style-name="T1">Decrease threat level.</text:span></text:p><text:p><text:span text:style-name="T6">_________________</text:span></text:p><text:p><text:span text:style-name="T7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Decrease Threat Level by 1.</text:span></text:p></draw:text-box></draw:frame><draw:frame text:anchor-type="paragraph" draw:z-index="11" draw:style-name="gr3" draw:text-style-name="P2" svg:width="4.001cm" svg:height="6.4cm" svg:x="0.286cm" svg:y="0.037cm"><draw:text-box><text:p><text:span text:style-name="T5"/></text:p><text:p text:style-name="P1"><text:span text:style-name="T1">Easy mode.</text:span></text:p><text:p><text:span text:style-name="T6">_________________</text:span></text:p><text:p><text:span text:style-name="T7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Decrease Threat Level by 3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9" draw:style-name="gr2" draw:text-style-name="P2" svg:width="4.001cm" svg:height="6.4cm" svg:x="8.285cm" svg:y="0.108cm"><draw:text-box><text:p><text:span text:style-name="T5"/></text:p><text:p text:style-name="P1"><text:span text:style-name="T1">We can make it!</text:span></text:p><text:p><text:span text:style-name="T6">_________________</text:span></text:p><text:p><text:span text:style-name="T7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Decrease Threat Level by 2.</text:span></text:p></draw:text-box></draw:frame><draw:frame text:anchor-type="paragraph" draw:z-index="10" draw:style-name="gr2" draw:text-style-name="P2" svg:width="4.001cm" svg:height="6.4cm" svg:x="12.285cm" svg:y="0.108cm"><draw:text-box><text:p><text:span text:style-name="T5"/></text:p><text:p text:style-name="P1"><text:span text:style-name="T1">We can make it!</text:span></text:p><text:p><text:span text:style-name="T6">_________________</text:span></text:p><text:p><text:span text:style-name="T7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Decrease Threat Level by 2.</text:span></text:p></draw:text-box></draw:frame><draw:frame text:anchor-type="paragraph" draw:z-index="8" draw:style-name="gr2" draw:text-style-name="P2" svg:width="4.001cm" svg:height="6.4cm" svg:x="4.284cm" svg:y="0.108cm"><draw:text-box><text:p><text:span text:style-name="T5"/></text:p><text:p text:style-name="P1"><text:span text:style-name="T1">We can make it!</text:span></text:p><text:p><text:span text:style-name="T6">_________________</text:span></text:p><text:p><text:span text:style-name="T7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Decrease Threat Level by 2.</text:span></text:p></draw:text-box></draw:frame><draw:frame text:anchor-type="paragraph" draw:z-index="12" draw:style-name="gr3" draw:text-style-name="P2" svg:width="4.001cm" svg:height="6.4cm" svg:x="0.284cm" svg:y="0.108cm"><draw:text-box><text:p><text:span text:style-name="T5"/></text:p><text:p text:style-name="P1"><text:span text:style-name="T1">Intense Action</text:span></text:p><text:p><text:span text:style-name="T6">_________________</text:span></text:p><text:p><text:span text:style-name="T7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Increase Threat Level by 3 for 4 turns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3" draw:style-name="gr3" draw:text-style-name="P2" svg:width="4.001cm" svg:height="6.4cm" svg:x="0.284cm" svg:y="0.178cm"><draw:text-box><text:p><text:span text:style-name="T5"/></text:p><text:p text:style-name="P1"><text:span text:style-name="T1">Intense Action</text:span></text:p><text:p><text:span text:style-name="T6">_________________</text:span></text:p><text:p><text:span text:style-name="T7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Increase Threat Level by 3 for 4 turns.</text:span></text:p></draw:text-box></draw:frame><draw:frame text:anchor-type="paragraph" draw:z-index="14" draw:style-name="gr2" draw:text-style-name="P2" svg:width="4.001cm" svg:height="6.4cm" svg:x="4.284cm" svg:y="0.178cm"><draw:text-box><text:p><text:span text:style-name="T5"/></text:p><text:p text:style-name="P1"><text:span text:style-name="T1">Silence...</text:span></text:p><text:p><text:span text:style-name="T6">_________________</text:span></text:p><text:p><text:span text:style-name="T7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Decrease Threat level by 3 for 4 turns.</text:span></text:p></draw:text-box></draw:frame><draw:frame text:anchor-type="paragraph" draw:z-index="15" draw:style-name="gr2" draw:text-style-name="P2" svg:width="4.001cm" svg:height="6.4cm" svg:x="8.285cm" svg:y="0.178cm"><draw:text-box><text:p><text:span text:style-name="T5"/></text:p><text:p text:style-name="P1"><text:span text:style-name="T1">Silence...</text:span></text:p><text:p><text:span text:style-name="T6">_________________</text:span></text:p><text:p><text:span text:style-name="T7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Decrease Threat level by 3 for 4 turns.</text:span></text:p></draw:text-box></draw:frame><draw:frame text:anchor-type="paragraph" draw:z-index="16" draw:style-name="gr2" draw:text-style-name="P2" svg:width="4.001cm" svg:height="6.4cm" svg:x="12.285cm" svg:y="0.178cm"><draw:text-box><text:p><text:span text:style-name="T5"/></text:p><text:p text:style-name="P1"><text:span text:style-name="T1">Silence...</text:span></text:p><text:p><text:span text:style-name="T6">_________________</text:span></text:p><text:p><text:span text:style-name="T7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Decrease Threat level by 3 for 4 turns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style-name="gr1" draw:text-style-name="P2" svg:width="4.001cm" svg:height="6.4cm" svg:x="4.286cm" svg:y="0.347cm"><draw:text-box><text:p text:style-name="P1"><text:span text:style-name="T1">Stable situatuin.</text:span></text:p><text:p><text:span text:style-name="T2">______________________</text:span></text:p><text:p><text:span text:style-name="T3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Threat level is not increasing for 4 next turns.</text:span></text:p></draw:text-box></draw:frame><draw:frame text:anchor-type="paragraph" draw:z-index="17" draw:style-name="gr1" draw:text-style-name="P2" svg:width="4.001cm" svg:height="6.4cm" svg:x="8.287cm" svg:y="0.347cm"><draw:text-box><text:p text:style-name="P1"><text:span text:style-name="T1">Stable situatuin.</text:span></text:p><text:p><text:span text:style-name="T2">______________________</text:span></text:p><text:p><text:span text:style-name="T3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Threat level is not increasing for 4 next turns.</text:span></text:p></draw:text-box></draw:frame><draw:frame text:anchor-type="paragraph" draw:z-index="18" draw:style-name="gr1" draw:text-style-name="P2" svg:width="4.001cm" svg:height="6.4cm" svg:x="12.287cm" svg:y="0.347cm"><draw:text-box><text:p text:style-name="P1"><text:span text:style-name="T1">Stable situatuin.</text:span></text:p><text:p><text:span text:style-name="T2">______________________</text:span></text:p><text:p><text:span text:style-name="T3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Threat level is not increasing for 4 next turns.</text:span></text:p></draw:text-box></draw:frame><draw:frame text:anchor-type="paragraph" draw:z-index="24" draw:style-name="gr1" draw:text-style-name="P2" svg:width="4.001cm" svg:height="6.4cm" svg:x="0.286cm" svg:y="0.347cm"><draw:text-box><text:p text:style-name="P1"><text:span text:style-name="T1"/></text:p><text:p text:style-name="P1"><text:span text:style-name="T1">Click...</text:span></text:p><text:p><text:span text:style-name="T2">______________________</text:span></text:p><text:p><text:span text:style-name="T3"/></text:p><text:p text:style-name="P1"><text:span text:style-name="T4"/></text:p><text:p text:style-name="P1"><text:span text:style-name="T4"/></text:p><text:p text:style-name="P1"><text:span text:style-name="T4">Breaks weapon holded by one player. Game Master can choose which one.</text:span></text:p><text:p text:style-name="P1"><text:span text:style-name="T4"/></text:p><text:p text:style-name="P1"><text:span text:style-name="T4"/></text:p><text:p text:style-name="P1"><text:span text:style-name="T9">Card used on GM demand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9" draw:style-name="gr1" draw:text-style-name="P2" svg:width="4.001cm" svg:height="6.4cm" svg:x="4.286cm" svg:y="0.418cm"><draw:text-box><text:p text:style-name="P1"><text:span text:style-name="T1">Stable situatuin.</text:span></text:p><text:p><text:span text:style-name="T2">______________________</text:span></text:p><text:p><text:span text:style-name="T3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Threat level is not increasing for 4 next turns.</text:span></text:p></draw:text-box></draw:frame><draw:frame text:anchor-type="paragraph" draw:z-index="20" draw:style-name="gr1" draw:text-style-name="P2" svg:width="4.001cm" svg:height="6.4cm" svg:x="8.287cm" svg:y="0.418cm"><draw:text-box><text:p text:style-name="P1"><text:span text:style-name="T1">Stable situatuin.</text:span></text:p><text:p><text:span text:style-name="T2">______________________</text:span></text:p><text:p><text:span text:style-name="T3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Threat level is not increasing for 4 next turns.</text:span></text:p></draw:text-box></draw:frame><draw:frame text:anchor-type="paragraph" draw:z-index="21" draw:style-name="gr1" draw:text-style-name="P2" svg:width="4.001cm" svg:height="6.4cm" svg:x="12.287cm" svg:y="0.418cm"><draw:text-box><text:p text:style-name="P1"><text:span text:style-name="T1">Stable situatuin.</text:span></text:p><text:p><text:span text:style-name="T2">______________________</text:span></text:p><text:p><text:span text:style-name="T3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Threat level is not increasing for 4 next turns.</text:span></text:p></draw:text-box></draw:frame><draw:frame text:anchor-type="paragraph" draw:z-index="25" draw:style-name="gr1" draw:text-style-name="P2" svg:width="4.001cm" svg:height="6.4cm" svg:x="0.286cm" svg:y="0.418cm"><draw:text-box><text:p text:style-name="P1"><text:span text:style-name="T1"/></text:p><text:p text:style-name="P1"><text:span text:style-name="T1">Click...</text:span></text:p><text:p><text:span text:style-name="T2">______________________</text:span></text:p><text:p><text:span text:style-name="T3"/></text:p><text:p text:style-name="P1"><text:span text:style-name="T4"/></text:p><text:p text:style-name="P1"><text:span text:style-name="T4"/></text:p><text:p text:style-name="P1"><text:span text:style-name="T4">Breaks weapon holded by one player. Game Master can choose which one.</text:span></text:p><text:p text:style-name="P1"><text:span text:style-name="T4"/></text:p><text:p text:style-name="P1"><text:span text:style-name="T4"/></text:p><text:p text:style-name="P1"><text:span text:style-name="T9">Card used on GM deman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2" draw:style-name="gr1" draw:text-style-name="P2" svg:width="4.001cm" svg:height="6.4cm" svg:x="4.286cm" svg:y="0.002cm"><draw:text-box><text:p text:style-name="P1"><text:span text:style-name="T1"/></text:p><text:p text:style-name="P1"><text:span text:style-name="T1">Nothing special.</text:span></text:p><text:p><text:span text:style-name="T2">______________________</text:span></text:p><text:p><text:span text:style-name="T3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Nothing special happend.</text:span></text:p></draw:text-box></draw:frame><draw:frame text:anchor-type="paragraph" draw:z-index="26" draw:style-name="gr1" draw:text-style-name="P2" svg:width="4.001cm" svg:height="6.4cm" svg:x="0.286cm" svg:y="0.002cm"><draw:text-box><text:p text:style-name="P1"><text:span text:style-name="T1"/></text:p><text:p text:style-name="P1"><text:span text:style-name="T1">Click...</text:span></text:p><text:p><text:span text:style-name="T2">______________________</text:span></text:p><text:p><text:span text:style-name="T3"/></text:p><text:p text:style-name="P1"><text:span text:style-name="T4"/></text:p><text:p text:style-name="P1"><text:span text:style-name="T4"/></text:p><text:p text:style-name="P1"><text:span text:style-name="T4">Breaks weapon holded by one player. Game Master can choose which one.</text:span></text:p><text:p text:style-name="P1"><text:span text:style-name="T4"/></text:p><text:p text:style-name="P1"><text:span text:style-name="T4"/></text:p><text:p text:style-name="P1"><text:span text:style-name="T9">Card used on GM demand</text:span></text:p></draw:text-box></draw:frame><draw:frame text:anchor-type="paragraph" draw:z-index="93" draw:style-name="gr1" draw:text-style-name="P2" svg:width="4.001cm" svg:height="6.4cm" svg:x="8.287cm" svg:y="0.002cm"><draw:text-box><text:p text:style-name="P1"><text:span text:style-name="T1"/></text:p><text:p text:style-name="P1"><text:span text:style-name="T1">Nothing special.</text:span></text:p><text:p><text:span text:style-name="T2">______________________</text:span></text:p><text:p><text:span text:style-name="T3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Nothing special happend.</text:span></text:p></draw:text-box></draw:frame><draw:frame text:anchor-type="paragraph" draw:z-index="94" draw:style-name="gr1" draw:text-style-name="P2" svg:width="4.001cm" svg:height="6.4cm" svg:x="12.287cm" svg:y="0.002cm"><draw:text-box><text:p text:style-name="P1"><text:span text:style-name="T1"/></text:p><text:p text:style-name="P1"><text:span text:style-name="T1">Nothing special.</text:span></text:p><text:p><text:span text:style-name="T2">______________________</text:span></text:p><text:p><text:span text:style-name="T3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Nothing special happend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3" draw:style-name="gr1" draw:text-style-name="P2" svg:width="4.001cm" svg:height="6.4cm" svg:x="8.287cm" svg:y="0.072cm"><draw:text-box><text:p text:style-name="P1"><text:span text:style-name="T1"/></text:p><text:p text:style-name="P1"><text:span text:style-name="T1">Delacorix advice.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Player can use this card to increase any Technical skill by 1 for 1 turn.</text:span></text:p><text:p text:style-name="P1"><text:span text:style-name="T4"/></text:p><text:p text:style-name="P1"><text:span text:style-name="T4"><text:line-break/></text:span><text:span text:style-name="T9">Card used on Players demand</text:span></text:p></draw:text-box></draw:frame><draw:frame text:anchor-type="paragraph" draw:z-index="27" draw:style-name="gr1" draw:text-style-name="P2" svg:width="4.001cm" svg:height="6.4cm" svg:x="0.286cm" svg:y="0.072cm"><draw:text-box><text:p text:style-name="P1"><text:span text:style-name="T1"/></text:p><text:p text:style-name="P1"><text:span text:style-name="T1">Click...</text:span></text:p><text:p><text:span text:style-name="T2">______________________</text:span></text:p><text:p><text:span text:style-name="T3"/></text:p><text:p text:style-name="P1"><text:span text:style-name="T4"/></text:p><text:p text:style-name="P1"><text:span text:style-name="T4"/></text:p><text:p text:style-name="P1"><text:span text:style-name="T4">Breaks weapon holded by one player. Game Master can choose which one.</text:span></text:p><text:p text:style-name="P1"><text:span text:style-name="T4"/></text:p><text:p text:style-name="P1"><text:span text:style-name="T4"/></text:p><text:p text:style-name="P1"><text:span text:style-name="T9">Card used on GM demand</text:span></text:p></draw:text-box></draw:frame><draw:frame text:anchor-type="paragraph" draw:z-index="92" draw:style-name="gr1" draw:text-style-name="P2" svg:width="4.001cm" svg:height="6.4cm" svg:x="12.287cm" svg:y="0.072cm"><draw:text-box><text:p text:style-name="P1"><text:span text:style-name="T1"/></text:p><text:p text:style-name="P1"><text:span text:style-name="T1">Delacorix advice.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Player can use this card to increase any Technical skill by 1 for 1 turn.</text:span></text:p><text:p text:style-name="P1"><text:span text:style-name="T4"/></text:p><text:p text:style-name="P1"><text:span text:style-name="T4"><text:line-break/></text:span><text:span text:style-name="T9">Card used on Players demand</text:span></text:p></draw:text-box></draw:frame><draw:frame text:anchor-type="paragraph" draw:z-index="95" draw:style-name="gr1" draw:text-style-name="P2" svg:width="4.001cm" svg:height="6.4cm" svg:x="4.286cm" svg:y="0.072cm"><draw:text-box><text:p text:style-name="P1"><text:span text:style-name="T1"/></text:p><text:p text:style-name="P1"><text:span text:style-name="T1">Nothing special.</text:span></text:p><text:p><text:span text:style-name="T2">______________________</text:span></text:p><text:p><text:span text:style-name="T3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>Nothing special happend.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8" draw:style-name="gr1" draw:text-style-name="P2" svg:width="4.001cm" svg:height="6.4cm" svg:x="8.287cm" svg:y="0.374cm"><draw:text-box><text:p text:style-name="P1"><text:span text:style-name="T1"/></text:p><text:p text:style-name="P1"><text:span text:style-name="T1">Metacreative Barrier</text:span></text:p><text:p><text:span text:style-name="T2">______________________</text:span></text:p><text:p text:style-name="P1"><text:span text:style-name="T8"/></text:p><text:p text:style-name="P1"><text:span text:style-name="T8"/></text:p><text:p text:style-name="P1"><text:span text:style-name="T4">Create one 2 squares wide Metacreative Barrier(15HP) anywhere you want.</text:span></text:p><text:p text:style-name="P1"><text:span text:style-name="T4"/></text:p><text:p text:style-name="P1"><text:span text:style-name="T9">Card used on GM demand</text:span></text:p></draw:text-box></draw:frame><draw:frame text:anchor-type="paragraph" draw:z-index="29" draw:style-name="gr1" draw:text-style-name="P2" svg:width="4.001cm" svg:height="6.4cm" svg:x="4.286cm" svg:y="0.374cm"><draw:text-box><text:p text:style-name="P1"><text:span text:style-name="T1"/></text:p><text:p text:style-name="P1"><text:span text:style-name="T1">Metacreative Barrier</text:span></text:p><text:p><text:span text:style-name="T2">______________________</text:span></text:p><text:p text:style-name="P1"><text:span text:style-name="T8"/></text:p><text:p text:style-name="P1"><text:span text:style-name="T8"/></text:p><text:p text:style-name="P1"><text:span text:style-name="T4">Create one 2 squares wide Metacreative Barrier(15HP) anywhere you want.</text:span></text:p><text:p text:style-name="P1"><text:span text:style-name="T4"/></text:p><text:p text:style-name="P1"><text:span text:style-name="T9">Card used on GM demand</text:span></text:p></draw:text-box></draw:frame><draw:frame text:anchor-type="paragraph" draw:z-index="30" draw:style-name="gr1" draw:text-style-name="P2" svg:width="4.001cm" svg:height="6.4cm" svg:x="12.287cm" svg:y="0.374cm"><draw:text-box><text:p text:style-name="P1"><text:span text:style-name="T1"/></text:p><text:p text:style-name="P1"><text:span text:style-name="T1">Metacreative Barrier</text:span></text:p><text:p><text:span text:style-name="T2">______________________</text:span></text:p><text:p text:style-name="P1"><text:span text:style-name="T8"/></text:p><text:p text:style-name="P1"><text:span text:style-name="T8"/></text:p><text:p text:style-name="P1"><text:span text:style-name="T4">Create one 2 squares wide Metacreative Barrier(15HP) anywhere you want.</text:span></text:p><text:p text:style-name="P1"><text:span text:style-name="T4"/></text:p><text:p text:style-name="P1"><text:span text:style-name="T9">Card used on GM demand</text:span></text:p></draw:text-box></draw:frame><draw:frame text:anchor-type="paragraph" draw:z-index="31" draw:style-name="gr1" draw:text-style-name="P2" svg:width="4.001cm" svg:height="6.4cm" svg:x="0.286cm" svg:y="0.374cm"><draw:text-box><text:p text:style-name="P1"><text:span text:style-name="T1"/></text:p><text:p text:style-name="P1"><text:span text:style-name="T1">Strong Metacreative Barrier</text:span></text:p><text:p><text:span text:style-name="T2">______________________</text:span></text:p><text:p text:style-name="P1"><text:span text:style-name="T8"/></text:p><text:p text:style-name="P1"><text:span text:style-name="T4">Create one 3 squares wide Metacreative Barrier(30HP) anywhere you want.</text:span></text:p><text:p text:style-name="P1"><text:span text:style-name="T4"/></text:p><text:p text:style-name="P1"><text:span text:style-name="T9">Card used on GM demand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2" draw:style-name="gr1" draw:text-style-name="P2" svg:width="4.001cm" svg:height="6.4cm" svg:x="0.286cm" svg:y="0.445cm"><draw:text-box><text:p text:style-name="P1"><text:span text:style-name="T1"/></text:p><text:p text:style-name="P1"><text:span text:style-name="T1">Fatigue of the material</text:span></text:p><text:p><text:span text:style-name="T2">______________________</text:span></text:p><text:p text:style-name="P1"><text:span text:style-name="T8"/></text:p><text:p text:style-name="P1"><text:span text:style-name="T8">Break one element on board. It can be repaired:</text:span></text:p><text:p text:style-name="P1"><text:span text:style-name="T8">Require skill 1, Nanite 2,</text:span></text:p><text:p text:style-name="P1"><text:span text:style-name="T8">Diffiulty 5</text:span></text:p><text:p text:style-name="P1"><text:span text:style-name="T8"/></text:p><text:p text:style-name="P1"><text:span text:style-name="T8">Cannot break quest items/devices.</text:span></text:p><text:p text:style-name="P1"><text:span text:style-name="T4"/></text:p><text:p text:style-name="P1"><text:span text:style-name="T9">Card used on GM demand</text:span></text:p></draw:text-box></draw:frame><draw:frame text:anchor-type="paragraph" draw:z-index="33" draw:style-name="gr1" draw:text-style-name="P2" svg:width="4.001cm" svg:height="6.4cm" svg:x="4.286cm" svg:y="0.445cm"><draw:text-box><text:p text:style-name="P1"><text:span text:style-name="T1"/></text:p><text:p text:style-name="P1"><text:span text:style-name="T1">Fatigue of the material</text:span></text:p><text:p><text:span text:style-name="T2">______________________</text:span></text:p><text:p text:style-name="P1"><text:span text:style-name="T8"/></text:p><text:p text:style-name="P1"><text:span text:style-name="T8">Break one element on board. It can be repaired:</text:span></text:p><text:p text:style-name="P1"><text:span text:style-name="T8">Require skill 1, Nanite 2,</text:span></text:p><text:p text:style-name="P1"><text:span text:style-name="T8">Diffiulty 5</text:span></text:p><text:p text:style-name="P1"><text:span text:style-name="T8"/></text:p><text:p text:style-name="P1"><text:span text:style-name="T8">Cannot break quest items/devices.</text:span></text:p><text:p text:style-name="P1"><text:span text:style-name="T4"/></text:p><text:p text:style-name="P1"><text:span text:style-name="T9">Card used on GM demand</text:span></text:p></draw:text-box></draw:frame><draw:frame text:anchor-type="paragraph" draw:z-index="34" draw:style-name="gr1" draw:text-style-name="P2" svg:width="4.001cm" svg:height="6.4cm" svg:x="12.287cm" svg:y="0.445cm"><draw:text-box><text:p text:style-name="P1"><text:span text:style-name="T1">Serious fatigue of the material</text:span></text:p><text:p><text:span text:style-name="T2">______________________</text:span></text:p><text:p text:style-name="P1"><text:span text:style-name="T8"/></text:p><text:p text:style-name="P1"><text:span text:style-name="T8">Break one element on board. It can be repaired:</text:span></text:p><text:p text:style-name="P1"><text:span text:style-name="T8">Require skill 2, Nanite 3,</text:span></text:p><text:p text:style-name="P1"><text:span text:style-name="T8">Diffiulty 7</text:span></text:p><text:p text:style-name="P1"><text:span text:style-name="T8"/></text:p><text:p text:style-name="P1"><text:span text:style-name="T8">Cannot break quest items/devices.</text:span></text:p><text:p text:style-name="P1"><text:span text:style-name="T4"/></text:p><text:p text:style-name="P1"><text:span text:style-name="T9">Card used on GM demand</text:span></text:p></draw:text-box></draw:frame><draw:frame text:anchor-type="paragraph" draw:z-index="35" draw:style-name="gr1" draw:text-style-name="P2" svg:width="4.001cm" svg:height="6.4cm" svg:x="8.287cm" svg:y="0.445cm"><draw:text-box><text:p text:style-name="P1"><text:span text:style-name="T1"/></text:p><text:p text:style-name="P1"><text:span text:style-name="T1">Fatigue of the material</text:span></text:p><text:p><text:span text:style-name="T2">______________________</text:span></text:p><text:p text:style-name="P1"><text:span text:style-name="T8"/></text:p><text:p text:style-name="P1"><text:span text:style-name="T8">Break one element on board. It can be repaired:</text:span></text:p><text:p text:style-name="P1"><text:span text:style-name="T8">Require skill 1, Nanite 2,</text:span></text:p><text:p text:style-name="P1"><text:span text:style-name="T8">Diffiulty 5</text:span></text:p><text:p text:style-name="P1"><text:span text:style-name="T8"/></text:p><text:p text:style-name="P1"><text:span text:style-name="T8">Cannot break quest items/devices.</text:span></text:p><text:p text:style-name="P1"><text:span text:style-name="T4"/></text:p><text:p text:style-name="P1"><text:span text:style-name="T9">Card used on GM deman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36" draw:style-name="gr1" draw:text-style-name="P2" svg:width="4.001cm" svg:height="6.4cm" svg:x="0.286cm" svg:y="0.028cm"><draw:text-box><text:p text:style-name="P1"><text:span text:style-name="T1"/></text:p><text:p text:style-name="P1"><text:span text:style-name="T1">Lights off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/></text:p><text:p text:style-name="P1"><text:span text:style-name="T4">Turn lights off in room of your choice for 2 turns.</text:span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9">Card used on GM demand</text:span></text:p></draw:text-box></draw:frame><draw:frame text:anchor-type="paragraph" draw:z-index="37" draw:style-name="gr1" draw:text-style-name="P2" svg:width="4.001cm" svg:height="6.4cm" svg:x="4.286cm" svg:y="0.028cm"><draw:text-box><text:p text:style-name="P1"><text:span text:style-name="T1"/></text:p><text:p text:style-name="P1"><text:span text:style-name="T1">Lights off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/></text:p><text:p text:style-name="P1"><text:span text:style-name="T4">Turn lights off in room of your choice for 2 turns.</text:span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9">Card used on GM demand</text:span></text:p></draw:text-box></draw:frame><draw:frame text:anchor-type="paragraph" draw:z-index="38" draw:style-name="gr1" draw:text-style-name="P2" svg:width="4.001cm" svg:height="6.4cm" svg:x="8.287cm" svg:y="0.028cm"><draw:text-box><text:p text:style-name="P1"><text:span text:style-name="T1"/></text:p><text:p text:style-name="P1"><text:span text:style-name="T1">Lights off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/></text:p><text:p text:style-name="P1"><text:span text:style-name="T4">Turn lights off in room of your choice for 2 turns.</text:span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9">Card used on GM demand</text:span></text:p></draw:text-box></draw:frame><draw:frame text:anchor-type="paragraph" draw:z-index="39" draw:style-name="gr1" draw:text-style-name="P2" svg:width="4.001cm" svg:height="6.4cm" svg:x="12.287cm" svg:y="0.028cm"><draw:text-box><text:p text:style-name="P1"><text:span text:style-name="T1"/></text:p><text:p text:style-name="P1"><text:span text:style-name="T1">Darknes</text:span></text:p><text:p><text:span text:style-name="T2">______________________</text:span></text:p><text:p text:style-name="P1"><text:span text:style-name="T8"/></text:p><text:p text:style-name="P1"><text:span text:style-name="T8"/></text:p><text:p text:style-name="P1"><text:span text:style-name="T4"/></text:p><text:p text:style-name="P1"><text:span text:style-name="T4">Permanently destroys lights in room of your choice.</text:span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9">Card used on GM deman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0" draw:style-name="gr1" draw:text-style-name="P2" svg:width="4.001cm" svg:height="6.4cm" svg:x="0.286cm" svg:y="0.099cm"><draw:text-box><text:p text:style-name="P1"><text:span text:style-name="T1"/></text:p><text:p text:style-name="P1"><text:span text:style-name="T1">Psionic scream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/></text:p><text:p text:style-name="P1"><text:span text:style-name="T4">At turn when card is played, all players instantly lose 1AP.</text:span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9">Card used on GM demand</text:span></text:p></draw:text-box></draw:frame><draw:frame text:anchor-type="paragraph" draw:z-index="41" draw:style-name="gr1" draw:text-style-name="P2" svg:width="4.001cm" svg:height="6.4cm" svg:x="4.286cm" svg:y="0.099cm"><draw:text-box><text:p text:style-name="P1"><text:span text:style-name="T1"/></text:p><text:p text:style-name="P1"><text:span text:style-name="T1">Random psionic scream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All instantly players instantly loses 1AP.</text:span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9">Card used on GM demand</text:span></text:p></draw:text-box></draw:frame><draw:frame text:anchor-type="paragraph" draw:z-index="42" draw:style-name="gr1" draw:text-style-name="P2" svg:width="4.001cm" svg:height="6.4cm" svg:x="8.287cm" svg:y="0.099cm"><draw:text-box><text:p text:style-name="P1"><text:span text:style-name="T1"/></text:p><text:p text:style-name="P1"><text:span text:style-name="T1">Psionic interference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All creatures on the board(not players), has 2AP less for 2 turns.</text:span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43" draw:style-name="gr1" draw:text-style-name="P2" svg:width="4.001cm" svg:height="6.4cm" svg:x="12.287cm" svg:y="0.099cm"><draw:text-box><text:p text:style-name="P1"><text:span text:style-name="T1"/></text:p><text:p text:style-name="P1"><text:span text:style-name="T1">Psionic interference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All creatures on the board(not players), has 2AP less for 2 turns.</text:span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9"/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5" draw:style-name="gr1" draw:text-style-name="P2" svg:width="4.001cm" svg:height="6.4cm" svg:x="4.286cm" svg:y="-0.166cm"><draw:text-box><text:p text:style-name="P1"><text:span text:style-name="T1"/></text:p><text:p text:style-name="P1"><text:span text:style-name="T1">Random alarm!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This card instantly activate security alarm for 12 turns.</text:span></text:p><text:p text:style-name="P1"><text:span text:style-name="T4">Can be deactived by hacking any security station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46" draw:style-name="gr1" draw:text-style-name="P2" svg:width="4.001cm" svg:height="6.4cm" svg:x="8.287cm" svg:y="-0.166cm"><draw:text-box><text:p text:style-name="P1"><text:span text:style-name="T1"/></text:p><text:p text:style-name="P5"><text:span text:style-name="T1">Good coincidence.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Players can see 3 next action cards and move one to the bottom of the deck.</text:span><text:span text:style-name="T4"><text:line-break/></text:span><text:span text:style-name="T4"/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47" draw:style-name="gr1" draw:text-style-name="P2" svg:width="4.001cm" svg:height="6.4cm" svg:x="12.287cm" svg:y="-0.166cm"><draw:text-box><text:p text:style-name="P1"><text:span text:style-name="T1"/></text:p><text:p text:style-name="P1"><text:span text:style-name="T1">Bad coincidence.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Game Master can see 3 next action cards and move one to the bottom of the deck.</text:span></text:p><text:p text:style-name="P1"><text:span text:style-name="T4"/></text:p><text:p text:style-name="P1"><text:span text:style-name="T4"/></text:p><text:p text:style-name="P1"><text:span text:style-name="T9"/></text:p></draw:text-box></draw:frame><text:soft-page-break/></text:p>
      <text:p text:style-name="Standard"><draw:frame text:anchor-type="paragraph" draw:z-index="44" draw:style-name="gr1" draw:text-style-name="P2" svg:width="4.001cm" svg:height="6.4cm" svg:x="0.286cm" svg:y="-0.653cm"><draw:text-box><text:p text:style-name="P1"><text:span text:style-name="T1"/></text:p><text:p text:style-name="P1"><text:span text:style-name="T1">Alarm!</text:span></text:p><text:p><text:span text:style-name="T2">______________________</text:span></text:p><text:p><text:span text:style-name="T3"/></text:p><text:p text:style-name="P1"><text:span text:style-name="T4"/></text:p><text:p text:style-name="P1"><text:span text:style-name="T4">Activate security alarm for 12 turns.</text:span></text:p><text:p text:style-name="P1"><text:span text:style-name="T4">Can be deactived by hacking any security station.</text:span></text:p><text:p text:style-name="P1"><text:span text:style-name="T4"/></text:p><text:p text:style-name="P1"><text:span text:style-name="T4"/></text:p><text:p text:style-name="P1"><text:span text:style-name="T9">Card used on GM deman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8" draw:style-name="gr1" draw:text-style-name="P2" svg:width="4.001cm" svg:height="6.4cm" svg:x="0.286cm" svg:y="0.392cm"><draw:text-box><text:p text:style-name="P1"><text:span text:style-name="T1"/></text:p><text:p text:style-name="P1"><text:span text:style-name="T1">Double action!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Throw this card away, and immediately draw 2 action cards at once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49" draw:style-name="gr1" draw:text-style-name="P2" svg:width="4.001cm" svg:height="6.4cm" svg:x="4.286cm" svg:y="0.392cm"><draw:text-box><text:p text:style-name="P1"><text:span text:style-name="T1"/></text:p><text:p text:style-name="P1"><text:span text:style-name="T1">Double action!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Throw this card away, and immediately draw 2 action cards at once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50" draw:style-name="gr1" draw:text-style-name="P2" svg:width="4.001cm" svg:height="6.4cm" svg:x="8.287cm" svg:y="0.392cm"><draw:text-box><text:p text:style-name="P1"><text:span text:style-name="T1"/></text:p><text:p text:style-name="P1"><text:span text:style-name="T1">Double action!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Throw this card away, and immediately draw 2 action cards at once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51" draw:style-name="gr1" draw:text-style-name="P2" svg:width="4.001cm" svg:height="6.4cm" svg:x="12.287cm" svg:y="0.392cm"><draw:text-box><text:p text:style-name="P1"><text:span text:style-name="T1"/></text:p><text:p text:style-name="P1"><text:span text:style-name="T1">Silence before storm...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Throw this card away, and at next time draw 3 action cards instead of 1.</text:span><text:span text:style-name="T4"><text:line-break/></text:span><text:span text:style-name="T4"/></text:p><text:p text:style-name="P1"><text:span text:style-name="T4"/></text:p><text:p text:style-name="P1"><text:span text:style-name="T4"/></text:p><text:p text:style-name="P1"><text:span text:style-name="T9"/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2" draw:style-name="gr1" draw:text-style-name="P2" svg:width="4.001cm" svg:height="6.4cm" svg:x="0.286cm" svg:y="0.462cm"><draw:text-box><text:p text:style-name="P1"><text:span text:style-name="T1"/></text:p><text:p text:style-name="P1"><text:span text:style-name="T1">Chance to survie.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Remove all Game Master</text:span></text:p><text:p text:style-name="P1"><text:span text:style-name="T4">Biological Creature Point (BCP)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53" draw:style-name="gr1" draw:text-style-name="P2" svg:width="4.001cm" svg:height="6.4cm" svg:x="4.286cm" svg:y="0.462cm"><draw:text-box><text:p text:style-name="P1"><text:span text:style-name="T1"/></text:p><text:p text:style-name="P1"><text:span text:style-name="T1">Chance to survie.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Remove all Game Master</text:span></text:p><text:p text:style-name="P1"><text:span text:style-name="T4">Biological Creature Point (BCP)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54" draw:style-name="gr1" draw:text-style-name="P2" svg:width="4.001cm" svg:height="6.4cm" svg:x="8.287cm" svg:y="0.462cm"><draw:text-box><text:p text:style-name="P1"><text:span text:style-name="T1"/></text:p><text:p text:style-name="P1"><text:span text:style-name="T1">Chance to survie.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Remove all Game Master Mechanical Creature Point (MCP)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55" draw:style-name="gr1" draw:text-style-name="P2" svg:width="4.001cm" svg:height="6.4cm" svg:x="12.287cm" svg:y="0.462cm"><draw:text-box><text:p text:style-name="P1"><text:span text:style-name="T1"/></text:p><text:p text:style-name="P1"><text:span text:style-name="T1">Chance to survie.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Remove all Game Master Mechanical Creature Point (MCP).</text:span></text:p><text:p text:style-name="P1"><text:span text:style-name="T4"/></text:p><text:p text:style-name="P1"><text:span text:style-name="T9"/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6" draw:style-name="gr1" draw:text-style-name="P2" svg:width="4.001cm" svg:height="6.4cm" svg:x="12.287cm" svg:y="0.046cm"><draw:text-box><text:p text:style-name="P1"><text:span text:style-name="T1"/></text:p><text:p text:style-name="P1"><text:span text:style-name="T1">Real chance to survie.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Remove ALL Game Master creature points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69" draw:style-name="gr1" draw:text-style-name="P2" svg:width="4.001cm" svg:height="6.4cm" svg:x="4.286cm" svg:y="0.046cm"><draw:text-box><text:p text:style-name="P1"><text:span text:style-name="T1"/></text:p><text:p text:style-name="P1"><text:span text:style-name="T1">Not yet.</text:span></text:p><text:p><text:span text:style-name="T2">______________________</text:span></text:p><text:p text:style-name="P1"><text:span text:style-name="T8"/></text:p><text:p text:style-name="P1"><text:span text:style-name="T8">Playing this card Game Master can extend one player action for 1 turn.</text:span><text:span text:style-name="T8"><text:line-break/></text:span><text:span text:style-name="T8">Only actions counted in turns can be extended (eg. Research, using Medical Units, opening blast doors)</text:span></text:p><text:p text:style-name="P1"><text:span text:style-name="T8"/></text:p><text:p text:style-name="P1"><text:span text:style-name="T9">Card used on GM demand</text:span></text:p></draw:text-box></draw:frame><draw:frame text:anchor-type="paragraph" draw:z-index="70" draw:style-name="gr1" draw:text-style-name="P2" svg:width="4.001cm" svg:height="6.4cm" svg:x="8.287cm" svg:y="0.046cm"><draw:text-box><text:p text:style-name="P1"><text:span text:style-name="T1"/></text:p><text:p text:style-name="P1"><text:span text:style-name="T1">Not yet.</text:span></text:p><text:p><text:span text:style-name="T2">______________________</text:span></text:p><text:p text:style-name="P1"><text:span text:style-name="T8"/></text:p><text:p text:style-name="P1"><text:span text:style-name="T8">Playing this card Game Master can extend one player action for 1 turn.</text:span><text:span text:style-name="T8"><text:line-break/></text:span><text:span text:style-name="T8">Only actions counted in turns can be extended (eg. Research, using Medical Units, opening blast doors)</text:span></text:p><text:p text:style-name="P1"><text:span text:style-name="T8"/></text:p><text:p text:style-name="P1"><text:span text:style-name="T9">Card used on GM demand</text:span></text:p></draw:text-box></draw:frame><draw:frame text:anchor-type="paragraph" draw:z-index="72" draw:style-name="gr1" draw:text-style-name="P2" svg:width="4.001cm" svg:height="6.4cm" svg:x="0.286cm" svg:y="0.046cm"><draw:text-box><text:p text:style-name="P1"><text:span text:style-name="T1"/></text:p><text:p text:style-name="P1"><text:span text:style-name="T1">Arachnid Egg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Game Master can instantly place Arachnid Egg on the board.</text:span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8"/></text:p><text:p text:style-name="P1"><text:span text:style-name="T9">Card used on GM deman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66" draw:style-name="gr1" draw:text-style-name="P2" svg:width="4.001cm" svg:height="6.4cm" svg:x="4.286cm" svg:y="-0.034cm"><draw:text-box><text:p text:style-name="P1"><text:span text:style-name="T1"/></text:p><text:p text:style-name="P1"><text:span text:style-name="T1">Minor Mechanical threat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Game Master gain 2 Mechanical Creature Point (MCP)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67" draw:style-name="gr1" draw:text-style-name="P2" svg:width="4.001cm" svg:height="6.4cm" svg:x="8.287cm" svg:y="-0.034cm"><draw:text-box><text:p text:style-name="P1"><text:span text:style-name="T1"/></text:p><text:p text:style-name="P1"><text:span text:style-name="T1">Minor Mechanical threat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Game Master gain 2 Mechanical Creature Point (MCP)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68" draw:style-name="gr1" draw:text-style-name="P2" svg:width="4.001cm" svg:height="6.4cm" svg:x="12.287cm" svg:y="-0.034cm"><draw:text-box><text:p text:style-name="P1"><text:span text:style-name="T1"/></text:p><text:p text:style-name="P1"><text:span text:style-name="T1">Minor Mechanical threat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Game Master gain 2 Mechanical Creature Point (MCP)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74" draw:style-name="gr1" draw:text-style-name="P2" svg:width="4.001cm" svg:height="6.4cm" svg:x="0.286cm" svg:y="-0.034cm"><draw:text-box><text:p text:style-name="P1"><text:span text:style-name="T1"/></text:p><text:p text:style-name="P1"><text:span text:style-name="T1">Arachnid Egg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Game Master can instantly place Arachnid Egg on the board.</text:span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8"/></text:p><text:p text:style-name="P1"><text:span text:style-name="T9">Card used on GM demand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63" draw:style-name="gr1" draw:text-style-name="P2" svg:width="4.001cm" svg:height="6.4cm" svg:x="12.287cm" svg:y="0.037cm"><draw:text-box><text:p text:style-name="P1"><text:span text:style-name="T1"/></text:p><text:p text:style-name="P1"><text:span text:style-name="T1">Serious Mechanical threat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Game Master gain 10 Mechanical Creature Point (MCP)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64" draw:style-name="gr1" draw:text-style-name="P2" svg:width="4.001cm" svg:height="6.4cm" svg:x="8.287cm" svg:y="0.037cm"><draw:text-box><text:p text:style-name="P1"><text:span text:style-name="T1"/></text:p><text:p text:style-name="P1"><text:span text:style-name="T1">Mechanical threat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/></text:p><text:p text:style-name="P1"><text:span text:style-name="T4">Game Master gain 5 Mechanical Creature Point (MCP)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65" draw:style-name="gr1" draw:text-style-name="P2" svg:width="4.001cm" svg:height="6.4cm" svg:x="4.286cm" svg:y="0.037cm"><draw:text-box><text:p text:style-name="P1"><text:span text:style-name="T1"/></text:p><text:p text:style-name="P1"><text:span text:style-name="T1">Mechanical threat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/></text:p><text:p text:style-name="P1"><text:span text:style-name="T4">Game Master gain 5 Mechanical Creature Point (MCP)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73" draw:style-name="gr1" draw:text-style-name="P2" svg:width="4.001cm" svg:height="6.4cm" svg:x="0.286cm" svg:y="0.037cm"><draw:text-box><text:p text:style-name="P1"><text:span text:style-name="T1"/></text:p><text:p text:style-name="P1"><text:span text:style-name="T1">Arachnid Eggs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Game Master can instantly place two Arachnid eggs on the board.</text:span></text:p><text:p text:style-name="P1"><text:span text:style-name="T4"/></text:p><text:p text:style-name="P1"><text:span text:style-name="T4"/></text:p><text:p text:style-name="P1"><text:span text:style-name="T8"/></text:p><text:p text:style-name="P1"><text:span text:style-name="T9">Card used on GM deman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7" draw:style-name="gr1" draw:text-style-name="P2" svg:width="4.001cm" svg:height="6.4cm" svg:x="4.286cm" svg:y="0.108cm"><draw:text-box><text:p text:style-name="P1"><text:span text:style-name="T1"/></text:p><text:p text:style-name="P1"><text:span text:style-name="T1">Minor Annelid threat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/></text:p><text:p text:style-name="P1"><text:span text:style-name="T4">Game Master gain 2 Biological Creature Point (BCP)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60" draw:style-name="gr1" draw:text-style-name="P2" svg:width="4.001cm" svg:height="6.4cm" svg:x="8.287cm" svg:y="0.108cm"><draw:text-box><text:p text:style-name="P1"><text:span text:style-name="T1"/></text:p><text:p text:style-name="P1"><text:span text:style-name="T1">Minor Annelid threat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/></text:p><text:p text:style-name="P1"><text:span text:style-name="T4">Game Master gain 2 Biological Creature Point (BCP)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58" draw:style-name="gr1" draw:text-style-name="P2" svg:width="4.001cm" svg:height="6.4cm" svg:x="12.287cm" svg:y="0.108cm"><draw:text-box><text:p text:style-name="P1"><text:span text:style-name="T1"/></text:p><text:p text:style-name="P1"><text:span text:style-name="T1">Minor Annelid threat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/></text:p><text:p text:style-name="P1"><text:span text:style-name="T4">Game Master gain 2 Biological Creature Point (BCP)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75" draw:style-name="gr1" draw:text-style-name="P2" svg:width="4.001cm" svg:height="6.4cm" svg:x="0.286cm" svg:y="0.108cm"><draw:text-box><text:p text:style-name="P1"><text:span text:style-name="T1"/></text:p><text:p text:style-name="P1"><text:span text:style-name="T1">Swarm Egg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Game Master can instantly place Swarm Egg on the board.</text:span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8"/></text:p><text:p text:style-name="P1"><text:span text:style-name="T9">Card used on GM deman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9" draw:style-name="gr1" draw:text-style-name="P2" svg:width="4.001cm" svg:height="6.4cm" svg:x="4.286cm" svg:y="0.178cm"><draw:text-box><text:p text:style-name="P1"><text:span text:style-name="T1"/></text:p><text:p text:style-name="P1"><text:span text:style-name="T1">Annelid threat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/></text:p><text:p text:style-name="P1"><text:span text:style-name="T4">Game Master gain 5 Biological Creature Point (BCP)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61" draw:style-name="gr1" draw:text-style-name="P2" svg:width="4.001cm" svg:height="6.4cm" svg:x="8.287cm" svg:y="0.178cm"><draw:text-box><text:p text:style-name="P1"><text:span text:style-name="T1"/></text:p><text:p text:style-name="P1"><text:span text:style-name="T1">Annelid threat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/></text:p><text:p text:style-name="P1"><text:span text:style-name="T4">Game Master gain 5 Biological Creature Point (BCP)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62" draw:style-name="gr1" draw:text-style-name="P2" svg:width="4.001cm" svg:height="6.4cm" svg:x="12.287cm" svg:y="0.178cm"><draw:text-box><text:p text:style-name="P1"><text:span text:style-name="T1"/></text:p><text:p text:style-name="P1"><text:span text:style-name="T1">Serious Annelid threat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Game Master gain 10 Biological Creature Point (BCP).</text:span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76" draw:style-name="gr1" draw:text-style-name="P2" svg:width="4.001cm" svg:height="6.4cm" svg:x="0.286cm" svg:y="0.178cm"><draw:text-box><text:p text:style-name="P1"><text:span text:style-name="T1"/></text:p><text:p text:style-name="P1"><text:span text:style-name="T1">Swarm Egg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Game Master can instantly place Swarm Egg on the board.</text:span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8"/></text:p><text:p text:style-name="P1"><text:span text:style-name="T9">Card used on GM deman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77" draw:style-name="gr1" draw:text-style-name="P2" svg:width="4.001cm" svg:height="6.4cm" svg:x="0.266cm" svg:y="0.021cm"><draw:text-box><text:p text:style-name="P1"><text:span text:style-name="T1"/></text:p><text:p text:style-name="P1"><text:span text:style-name="T1">Swarm Eggs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Game Master can instantly place two Swarm eggs on the board.</text:span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8"/></text:p><text:p text:style-name="P1"><text:span text:style-name="T9">Card used on GM demand</text:span></text:p></draw:text-box></draw:frame><draw:frame text:anchor-type="paragraph" draw:z-index="78" draw:style-name="gr1" draw:text-style-name="P2" svg:width="4.001cm" svg:height="6.4cm" svg:x="12.268cm" svg:y="0.021cm"><draw:text-box><text:p text:style-name="P1"><text:span text:style-name="T1"/></text:p><text:p text:style-name="P1"><text:span text:style-name="T1">Shotgun hybrid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Game Master can instantly place Shotgun hybrid on the board.</text:span></text:p><text:p text:style-name="P1"><text:span text:style-name="T4"/></text:p><text:p text:style-name="P1"><text:span text:style-name="T4"/></text:p><text:p text:style-name="P1"><text:span text:style-name="T8"/></text:p><text:p text:style-name="P1"><text:span text:style-name="T9">Card used on GM demand</text:span></text:p></draw:text-box></draw:frame><draw:frame text:anchor-type="paragraph" draw:z-index="79" draw:style-name="gr1" draw:text-style-name="P2" svg:width="4.001cm" svg:height="6.4cm" svg:x="4.267cm" svg:y="0.021cm"><draw:text-box><text:p text:style-name="P1"><text:span text:style-name="T1"/></text:p><text:p text:style-name="P1"><text:span text:style-name="T1">Pipe hybrid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Game Master can instantly place Pipe hybrid on the board.</text:span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8"/></text:p><text:p text:style-name="P1"><text:span text:style-name="T9">Card used on GM demand</text:span></text:p></draw:text-box></draw:frame><draw:frame text:anchor-type="paragraph" draw:z-index="80" draw:style-name="gr1" draw:text-style-name="P2" svg:width="4.001cm" svg:height="6.4cm" svg:x="8.267cm" svg:y="0.021cm"><draw:text-box><text:p text:style-name="P1"><text:span text:style-name="T1"/></text:p><text:p text:style-name="P1"><text:span text:style-name="T1">Pipe hybrid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Game Master can instantly place Pipe hybrid on the board.</text:span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8"/></text:p><text:p text:style-name="P1"><text:span text:style-name="T9">Card used on GM demand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1" draw:style-name="gr1" draw:text-style-name="P2" svg:width="4.001cm" svg:height="6.4cm" svg:x="0.266cm" svg:y="1.552cm"><draw:text-box><text:p text:style-name="P1"><text:span text:style-name="T1"/></text:p><text:p text:style-name="P1"><text:span text:style-name="T1">Protocol Droid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Game Master can instantly place Protocol Droid on the board.</text:span></text:p><text:p text:style-name="P1"><text:span text:style-name="T4"/></text:p><text:p text:style-name="P1"><text:span text:style-name="T4"/></text:p><text:p text:style-name="P1"><text:span text:style-name="T4"/></text:p><text:p text:style-name="P1"><text:span text:style-name="T8"/></text:p><text:p text:style-name="P1"><text:span text:style-name="T9">Card used on GM demand</text:span></text:p></draw:text-box></draw:frame><draw:frame text:anchor-type="paragraph" draw:z-index="82" draw:style-name="gr1" draw:text-style-name="P2" svg:width="4.001cm" svg:height="6.4cm" svg:x="4.267cm" svg:y="1.552cm"><draw:text-box><text:p text:style-name="P1"><text:span text:style-name="T1"/></text:p><text:p text:style-name="P1"><text:span text:style-name="T1">Double Deploy</text:span></text:p><text:p><text:span text:style-name="T2">______________________</text:span></text:p><text:p text:style-name="P1"><text:span text:style-name="T8"/></text:p><text:p text:style-name="P1"><text:span text:style-name="T4">If this card is played, Game Master can instantly place two creatures at once on the board.</text:span></text:p><text:p text:style-name="P1"><text:span text:style-name="T4"/></text:p><text:p text:style-name="P1"><text:span text:style-name="T8"/></text:p><text:p text:style-name="P1"><text:span text:style-name="T9">Card used on GM demand</text:span></text:p></draw:text-box></draw:frame><draw:frame text:anchor-type="paragraph" draw:z-index="83" draw:style-name="gr1" draw:text-style-name="P2" svg:width="4.001cm" svg:height="6.4cm" svg:x="8.267cm" svg:y="1.552cm"><draw:text-box><text:p text:style-name="P1"><text:span text:style-name="T1"/></text:p><text:p text:style-name="P1"><text:span text:style-name="T1">Double Deploy</text:span></text:p><text:p><text:span text:style-name="T2">______________________</text:span></text:p><text:p text:style-name="P1"><text:span text:style-name="T8"/></text:p><text:p text:style-name="P1"><text:span text:style-name="T4">If this card is played, Game Master can instantly place two creatures at once on the board.</text:span></text:p><text:p text:style-name="P1"><text:span text:style-name="T4"/></text:p><text:p text:style-name="P1"><text:span text:style-name="T8"/></text:p><text:p text:style-name="P1"><text:span text:style-name="T9">Card used on GM demand</text:span></text:p></draw:text-box></draw:frame><draw:frame text:anchor-type="paragraph" draw:z-index="84" draw:style-name="gr1" draw:text-style-name="P2" svg:width="4.001cm" svg:height="6.4cm" svg:x="12.268cm" svg:y="1.552cm"><draw:text-box><text:p text:style-name="P1"><text:span text:style-name="T1"/></text:p><text:p text:style-name="P1"><text:span text:style-name="T1">Nope.</text:span></text:p><text:p><text:span text:style-name="T2">______________________</text:span></text:p><text:p text:style-name="P1"><text:span text:style-name="T8"/></text:p><text:p text:style-name="P1"><text:span text:style-name="T4">When Game Master is using action card, players can play "Nope." card, to instantly discard Game Master card.</text:span></text:p><text:p text:style-name="P1"><text:span text:style-name="T8"/></text:p><text:p text:style-name="P1"><text:span text:style-name="T9">Card used on Players deman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5" draw:style-name="gr1" draw:text-style-name="P2" svg:width="4.001cm" svg:height="6.4cm" svg:x="12.268cm" svg:y="0.162cm"><draw:text-box><text:p text:style-name="P1"><text:span text:style-name="T1"/></text:p><text:p text:style-name="P1"><text:span text:style-name="T1">Nope.</text:span></text:p><text:p><text:span text:style-name="T2">______________________</text:span></text:p><text:p text:style-name="P1"><text:span text:style-name="T8"/></text:p><text:p text:style-name="P1"><text:span text:style-name="T4">When Game Master is using action card, players can play "Nope." card, to instantly discard Game Master card.</text:span></text:p><text:p text:style-name="P1"><text:span text:style-name="T8"/></text:p><text:p text:style-name="P1"><text:span text:style-name="T9">Card used on Players demand</text:span></text:p></draw:text-box></draw:frame><draw:frame text:anchor-type="paragraph" draw:z-index="71" draw:style-name="gr1" draw:text-style-name="P2" svg:width="4.001cm" svg:height="6.4cm" svg:x="0.266cm" svg:y="0.162cm"><draw:text-box><text:p text:style-name="P1"><text:span text:style-name="T1"/></text:p><text:p text:style-name="P1"><text:span text:style-name="T1">Cyber Modules!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>All Players instantly gains Cyber Modules in amount as for completing task.</text:span><text:span text:style-name="T4"><text:line-break/></text:span><text:span text:style-name="T4"/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86" draw:style-name="gr1" draw:text-style-name="P2" svg:width="4.001cm" svg:height="6.4cm" svg:x="4.267cm" svg:y="0.162cm"><draw:text-box><text:p text:style-name="P1"><text:span text:style-name="T1"/></text:p><text:p text:style-name="P1"><text:span text:style-name="T1">Security Lockdown</text:span></text:p><text:p><text:span text:style-name="T2">______________________</text:span></text:p><text:p text:style-name="P1"><text:span text:style-name="T8"/></text:p><text:p text:style-name="P1"><text:span text:style-name="T4">Activates all turrets and decreases Security Cameras alarm initiation time by 1 turn.</text:span></text:p><text:p text:style-name="P1"><text:span text:style-name="T4"/></text:p><text:p text:style-name="P1"><text:span text:style-name="T8"/></text:p><text:p text:style-name="P1"><text:span text:style-name="T9">Card used on GM demand</text:span></text:p></draw:text-box></draw:frame><draw:frame text:anchor-type="paragraph" draw:z-index="87" draw:style-name="gr1" draw:text-style-name="P2" svg:width="4.001cm" svg:height="6.4cm" svg:x="8.267cm" svg:y="0.162cm"><draw:text-box><text:p text:style-name="P1"><text:span text:style-name="T1">Random Security Lockdown</text:span></text:p><text:p><text:span text:style-name="T2">______________________</text:span></text:p><text:p text:style-name="P1"><text:span text:style-name="T8"/></text:p><text:p text:style-name="P1"><text:span text:style-name="T4">Instantly activates all turrets and decreases Security Cameras alarm initiation time by 1 turn.</text:span></text:p><text:p text:style-name="P1"><text:span text:style-name="T8"/></text:p><text:p text:style-name="P1"><text:span text:style-name="T9">Card used on GM demand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88" draw:style-name="gr1" draw:text-style-name="P2" svg:width="4.001cm" svg:height="6.4cm" svg:x="0.266cm" svg:y="0.233cm"><draw:text-box><text:p text:style-name="P1"><text:span text:style-name="T1"/></text:p><text:p text:style-name="P1"><text:span text:style-name="T1">Some Cyber Modules!</text:span></text:p><text:p><text:span text:style-name="T2">______________________</text:span></text:p><text:p text:style-name="P1"><text:span text:style-name="T8"/></text:p><text:p text:style-name="P1"><text:span text:style-name="T4"/></text:p><text:p text:style-name="P5"><text:span text:style-name="T4">All Players instantly gains 2 Cyber Modules.</text:span><text:span text:style-name="T4"><text:line-break/></text:span><text:span text:style-name="T4"/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89" draw:style-name="gr1" draw:text-style-name="P2" svg:width="4.001cm" svg:height="6.4cm" svg:x="4.267cm" svg:y="0.233cm"><draw:text-box><text:p text:style-name="P1"><text:span text:style-name="T1"/></text:p><text:p text:style-name="P1"><text:span text:style-name="T1">Some Cyber Modules!</text:span></text:p><text:p><text:span text:style-name="T2">______________________</text:span></text:p><text:p text:style-name="P1"><text:span text:style-name="T8"/></text:p><text:p text:style-name="P1"><text:span text:style-name="T4"/></text:p><text:p text:style-name="P5"><text:span text:style-name="T4">All Players instantly gains 2 Cyber Modules.</text:span><text:span text:style-name="T4"><text:line-break/></text:span><text:span text:style-name="T4"/></text:p><text:p text:style-name="P1"><text:span text:style-name="T4"/></text:p><text:p text:style-name="P1"><text:span text:style-name="T4"/></text:p><text:p text:style-name="P1"><text:span text:style-name="T9"/></text:p></draw:text-box></draw:frame><draw:frame text:anchor-type="paragraph" draw:z-index="90" draw:style-name="gr1" draw:text-style-name="P2" svg:width="4.001cm" svg:height="6.4cm" svg:x="8.267cm" svg:y="0.233cm"><draw:text-box><text:p text:style-name="P1"><text:span text:style-name="T1"/></text:p><text:p text:style-name="P1"><text:span text:style-name="T1">Nanites!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/></text:p><text:p text:style-name="P5"><text:span text:style-name="T4">All Players instantly gains 10 nanites.</text:span></text:p><text:p text:style-name="P1"><text:span text:style-name="T4"/></text:p><text:p text:style-name="P1"><text:span text:style-name="T4"/></text:p><text:p text:style-name="P1"><text:span text:style-name="T4"><text:line-break/></text:span><text:span text:style-name="T8">(Affected by difficulty and Palyers amount moddifiers)</text:span></text:p></draw:text-box></draw:frame><draw:frame text:anchor-type="paragraph" draw:z-index="91" draw:style-name="gr1" draw:text-style-name="P2" svg:width="4.001cm" svg:height="6.4cm" svg:x="12.268cm" svg:y="0.233cm"><draw:text-box><text:p text:style-name="P1"><text:span text:style-name="T1"/></text:p><text:p text:style-name="P1"><text:span text:style-name="T1">Nanites!</text:span></text:p><text:p><text:span text:style-name="T2">______________________</text:span></text:p><text:p text:style-name="P1"><text:span text:style-name="T8"/></text:p><text:p text:style-name="P1"><text:span text:style-name="T4"/></text:p><text:p text:style-name="P1"><text:span text:style-name="T4"/></text:p><text:p text:style-name="P5"><text:span text:style-name="T4">All Players instantly gains 10 nanites.</text:span></text:p><text:p text:style-name="P1"><text:span text:style-name="T4"/></text:p><text:p text:style-name="P1"><text:span text:style-name="T4"/></text:p><text:p text:style-name="P1"><text:span text:style-name="T4"><text:line-break/></text:span><text:span text:style-name="T8">(Affected by difficulty and Palyers amount moddifiers)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" svg:font-family="" style:font-family-generic="roman"/>
    <style:font-face style:name="Liberation Mono" svg:font-family="'Liberation Mono'" style:font-family-generic="modern" style:font-pitch="fixed"/>
    <style:font-face style:name="Microstyle Bold Extended ATT" svg:font-family="'Microstyle Bold Extended ATT'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000080" draw:end-color="#008000" draw:start-intensity="100%" draw:end-intensity="100%" draw:angle="300" draw:border="10%"/>
    <draw:gradient draw:name="Gradient_20_8" draw:display-name="Gradient 8" draw:style="axial" draw:start-color="#0a4330" draw:end-color="#0a4330" draw:start-intensity="100%" draw:end-intensity="100%" draw:angle="300" draw:border="10%"/>
    <draw:gradient draw:name="Linear_20_blue_2f_white" draw:display-name="Linear blue/white" draw:style="linear" draw:start-color="#000080" draw:end-color="#ffffff" draw:start-intensity="100%" draw:end-intensity="100%" draw:angle="45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11cm" fo:margin-bottom="1.177cm" fo:margin-left="1.111cm" fo:margin-right="1.28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23:49:34.306000000</dc:date>
    <meta:editing-duration>PT9H21M46S</meta:editing-duration>
    <meta:editing-cycles>34</meta:editing-cycles>
    <meta:generator>LibreOffice/5.3.1.2$Windows_X86_64 LibreOffice_project/e80a0e0fd1875e1696614d24c32df0f95f03deb2</meta:generator>
    <meta:document-statistic meta:table-count="0" meta:image-count="0" meta:object-count="0" meta:page-count="6" meta:paragraph-count="0" meta:word-count="0" meta:character-count="0" meta:non-whitespace-character-count="0"/>
    <meta:user-defined meta:name="Informacja 1"/>
    <meta:user-defined meta:name="Informacja 2"/>
    <meta:user-defined meta:name="Informacja 3"/>
    <meta:user-defined meta:name="Informacja 4"/>
  </office:meta>
</office:document-meta>
</file>